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paragraph-rsid="0023a649"/>
    </style:style>
    <style:style style:name="P3" style:family="paragraph" style:parent-style-name="Text_20_body">
      <style:text-properties officeooo:rsid="0020da2a" officeooo:paragraph-rsid="0020da2a"/>
    </style:style>
    <style:style style:name="P4" style:family="paragraph" style:parent-style-name="Text_20_body" style:list-style-name="L1">
      <style:text-properties officeooo:rsid="0020da2a" officeooo:paragraph-rsid="0020da2a"/>
    </style:style>
    <style:style style:name="P5" style:family="paragraph" style:parent-style-name="Text_20_body" style:list-style-name="L2">
      <style:text-properties officeooo:rsid="0020da2a" officeooo:paragraph-rsid="0020da2a"/>
    </style:style>
    <style:style style:name="P6" style:family="paragraph" style:parent-style-name="Heading_20_2" style:list-style-name="">
      <style:text-properties officeooo:paragraph-rsid="00212c52"/>
    </style:style>
    <style:style style:name="P7" style:family="paragraph" style:parent-style-name="Heading_20_2">
      <style:paragraph-properties fo:break-before="page"/>
      <style:text-properties officeooo:paragraph-rsid="00212c52"/>
    </style:style>
    <style:style style:name="P8" style:family="paragraph" style:parent-style-name="Text_20_body" style:list-style-name="L3">
      <style:text-properties officeooo:rsid="0020da2a" officeooo:paragraph-rsid="0020da2a"/>
    </style:style>
    <style:style style:name="P9" style:family="paragraph" style:parent-style-name="Text_20_body" style:list-style-name="L4">
      <style:text-properties officeooo:rsid="0020da2a" officeooo:paragraph-rsid="0020da2a"/>
    </style:style>
    <style:style style:name="P10" style:family="paragraph" style:parent-style-name="Text_20_body">
      <style:text-properties officeooo:rsid="00220484" officeooo:paragraph-rsid="00220484"/>
    </style:style>
    <style:style style:name="P11" style:family="paragraph" style:parent-style-name="Text_20_body" style:list-style-name="L5">
      <style:text-properties officeooo:rsid="00220484" officeooo:paragraph-rsid="00220484"/>
    </style:style>
    <style:style style:name="P12" style:family="paragraph" style:parent-style-name="Heading_20_2">
      <style:text-properties officeooo:paragraph-rsid="0020da2a"/>
    </style:style>
    <style:style style:name="P13" style:family="paragraph" style:parent-style-name="Text_20_body">
      <style:text-properties officeooo:paragraph-rsid="0020da2a"/>
    </style:style>
    <style:style style:name="P14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officeooo:rsid="00220484"/>
    </style:style>
    <style:style style:name="T4" style:family="text">
      <style:text-properties officeooo:rsid="00220b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erhat Sanli</text:h>
      <text:p text:style-name="P1">+31 6 23329713 | ferhatsanli95@hotmail.com</text:p>
      <text:p text:style-name="P1">linkedin.com/in/ferhatsanli | github.com/ferhatsanli</text:p>
      <text:p text:style-name="P1">Amsterdam, Netherlands | EU Citizenship (Bulgaria)</text:p>
      <text:h text:style-name="Heading_20_2" text:outline-level="2">About</text:h>
      <text:p text:style-name="Text_20_body">Results-driven UiPath Lead Developer with 3+ years of hands-on expertise and UiPath Advanced Developer certification. Proven in leading end-to-end automation projects—from requirement gathering and solution design (PDD/SDD) to development, deployment, and ongoing support. Excel at collaborating with stakeholders to deliver scalable RPA solutions using reusable components, adhering to best practices, and driving measurable efficiency gains (e.g., &gt;$100K annual savings). Passionate about troubleshooting, enhancing processes, and providing technical guidance to ensure high-quality, timely delivery.</text:p>
      <text:h text:style-name="Heading_20_2" text:outline-level="2">Core Competencies</text:h>
      <text:p text:style-name="P2"><text:span text:style-name="T1">RPA &amp; Automation</text:span><text:span text:style-name="T1">: </text:span><text:span text:style-name="T2">UiPath (Advanced Certified) – ReFramework, Orchestrator (installation &amp; admin), Queues, Assets, Custom Activities (C#) &amp; Reusable Components</text:span></text:p>
      <text:p text:style-name="Text_20_body">Solution Design (PDD/SDD), Exception Handling, Scalability Best Practices</text:p>
      <text:p text:style-name="Text_20_body">SAP GUI Scripting, Citrix, Excel/VBA, Web, API integrations</text:p>
      <text:p text:style-name="Text_20_body"><text:span text:style-name="T1">Operating Systems:</text:span> Windows, Linux, macOS</text:p>
      <text:p text:style-name="Text_20_body"><text:span text:style-name="T1">Soft Skills:</text:span> Problem-solving, Self-driven, Team player, Result-oriented</text:p>
      <text:h text:style-name="Heading_20_2" text:outline-level="2">Professional Experience</text:h>
      <text:p text:style-name="P3">Software Engineer – AKTEK</text:p>
      <text:p text:style-name="P3">Oct 2022 – Feb 2023</text:p>
      <text:list text:style-name="L1">
        <text:list-item>
          <text:p text:style-name="P4">Developed UiPath workflows using VB.NET scripting for holding-level companies under the parent organization.</text:p>
        </text:list-item>
        <text:list-item>
          <text:p text:style-name="P4">Participated in business analysis meetings to identify automation opportunities and contributed to process design.</text:p>
        </text:list-item>
        <text:list-item>
          <text:p text:style-name="P4">Built SQL automations integrated with Oracle databases to handle repetitive database tasks via complex queries and scripts.</text:p>
        </text:list-item>
        <text:list-item>
          <text:p text:style-name="P4">Designed solutions to increase efficiency and productivity across multiple subsidiaries.</text:p>
        </text:list-item>
      </text:list>
      <text:p text:style-name="P3">Software Engineer – VBM</text:p>
      <text:p text:style-name="P3">Sep 2021 – Nov 2022</text:p>
      <text:list text:style-name="L2">
        <text:list-item>
          <text:p text:style-name="P5">Designed, developed, tested, and presented UiPath processes end-to-end, serving as both business analyst and developer.</text:p>
        </text:list-item>
        <text:list-item>
          <text:p text:style-name="P5">Automated a daily 3-4 hour manual task into a fully unattended process completing in 15 minutes, enabling the client to gain over $100,000 in annual profit.</text:p>
        </text:list-item>
        <text:list-item>
          <text:p text:style-name="P5">Created custom C# activities and automated Excel, Java-based applications using UiPath, VBA, and VB.NET.</text:p>
        </text:list-item>
        <text:list-item>
          <text:p text:style-name="P5">Performed Orchestrator installations on client servers for production deployment.</text:p>
        </text:list-item>
        <text:list-item>
          <text:p text:style-name="P5">Conducted business analysis to pinpoint high-impact areas and streamlined operations across various projects.</text:p>
        </text:list-item>
      </text:list>
      <text:h text:style-name="P6" text:outline-level="2"><text:soft-page-break/></text:h>
      <text:h text:style-name="P7" text:outline-level="2">Key Projects</text:h>
      <text:p text:style-name="P3"><text:span text:style-name="T3">1 - </text:span>Complex Excel Reporting Automation</text:p>
      <text:p text:style-name="P3">UiPath, VBA, Regex, SQL</text:p>
      <text:list text:style-name="L3">
        <text:list-item>
          <text:p text:style-name="P8">Automated generation of multiple customized reports from large, complex Excel files containing high-volume data (thousands of rows across multiple sheets).</text:p>
        </text:list-item>
        <text:list-item>
          <text:p text:style-name="P8">Used advanced Regex for data extraction, validation, and cleaning; integrated SQL queries for cross-verification with databases.</text:p>
        </text:list-item>
        <text:list-item>
          <text:p text:style-name="P8">Reduced report creation time from 2-3 hours manual effort to under 10 minutes unattended, eliminating errors and enabling daily refreshed dashboards for management.</text:p>
        </text:list-item>
      </text:list>
      <text:p text:style-name="P3"><text:span text:style-name="T3">2 - </text:span>Excel-to-SAP <text:span text:style-name="T4">Laboratory Test Results</text:span> Automation</text:p>
      <text:p text:style-name="P3">UiPath, VBA, SAP GUI Scripting</text:p>
      <text:list text:style-name="L4">
        <text:list-item>
          <text:p text:style-name="P9">Processed 500+ invoices weekly via Excel → SAP automation.</text:p>
        </text:list-item>
        <text:list-item>
          <text:p text:style-name="P9">Cut processing time by 85%; enabled finance team to focus on analysis.</text:p>
        </text:list-item>
      </text:list>
      <text:p text:style-name="P10">3 - Weekly Logistics Order Generator</text:p>
      <text:p text:style-name="P10">UiPath, Excel, SMTP Email, Shared Network Drive, Regex</text:p>
      <text:list text:style-name="L5">
        <text:list-item>
          <text:p text:style-name="P11">Analyzed shared Excel files on common network drive weekly to determine required purchase orders.</text:p>
        </text:list-item>
        <text:list-item>
          <text:p text:style-name="P11">Automated order calculations using Regex for data validation; generated and emailed customized PDFs to suppliers.</text:p>
        </text:list-item>
        <text:list-item>
          <text:p text:style-name="P11">Eliminated 4-hour manual review per week; ensured 100% on-time ordering with zero stockouts.</text:p>
        </text:list-item>
      </text:list>
      <text:h text:style-name="P12" text:outline-level="2">Education</text:h>
      <text:p text:style-name="P13">B.Sc. in Information Systems Engineering</text:p>
      <text:p text:style-name="P13">Mugla Sitki Kocman University, Turkey – 2020</text:p>
      <text:h text:style-name="Heading_20_2" text:outline-level="2">Certification</text:h>
      <text:list text:style-name="L6">
        <text:list-item>
          <text:p text:style-name="P14">UiPath Advanced Developer – UiPath Academy</text:p>
        </text:list-item>
        <text:list-item>
          <text:p text:style-name="P14">UiPath RPA Developer Foundation – UiPath Academy</text:p>
        </text:list-item>
      </text:list>
      <text:h text:style-name="Heading_20_2" text:outline-level="2">Languages</text:h>
      <text:p text:style-name="Text_20_body">English – Upper Intermediate</text:p>
      <text:p text:style-name="Text_20_body">Turkish – Na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00:32:33.956517000</meta:creation-date>
    <dc:date>2025-11-25T14:30:00.086047000</dc:date>
    <meta:editing-duration>P4DT3H57M7S</meta:editing-duration>
    <meta:editing-cycles>4</meta:editing-cycles>
    <meta:generator>LibreOffice/25.8.3.2$MacOSX_X86_64 LibreOffice_project/8ca8d55c161d602844f5428fa4b58097424e324e</meta:generator>
    <meta:document-statistic meta:table-count="0" meta:image-count="0" meta:object-count="0" meta:page-count="3" meta:paragraph-count="50" meta:word-count="496" meta:character-count="3681" meta:non-whitespace-character-count="3245"/>
  </office:meta>
</office:document-meta>
</file>